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Roboto" svg:font-family="Roboto, sans-serif"/>
    <style:font-face style:name="Verdana" svg:font-family="Verdana, sans-serif"/>
    <style:font-face style:name="Meslo LG M for Powerline" svg:font-family="'Meslo LG M for Powerline'" style:font-pitch="fixed"/>
    <style:font-face style:name="Fira Mono for Powerline" svg:font-family="'Fira Mono for Powerline'" style:font-pitch="variable"/>
    <style:font-face style:name="Poppins" svg:font-family="Poppi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Poppins" officeooo:paragraph-rsid="000d6ba8"/>
    </style:style>
    <style:style style:name="P2" style:family="paragraph" style:parent-style-name="Text_20_body">
      <style:text-properties style:font-name="Poppins" officeooo:rsid="000d6ba8" officeooo:paragraph-rsid="000d6ba8"/>
    </style:style>
    <style:style style:name="P3" style:family="paragraph" style:parent-style-name="Text_20_body">
      <style:text-properties fo:color="#000000" style:font-name="Fira Mono for Powerline" fo:font-weight="normal" style:font-weight-asian="normal" style:font-weight-complex="normal"/>
    </style:style>
    <style:style style:name="P4" style:family="paragraph" style:parent-style-name="Text_20_body">
      <style:text-properties style:font-name="Fira Mono for Powerline" fo:font-weight="normal" officeooo:paragraph-rsid="000d6ba8" style:font-weight-asian="normal" style:font-weight-complex="normal"/>
    </style:style>
    <style:style style:name="P5" style:family="paragraph" style:parent-style-name="Text_20_body">
      <style:text-properties style:font-name="Fira Mono for Powerline" fo:font-weight="normal" officeooo:paragraph-rsid="00123ecb" style:font-weight-asian="normal" style:font-weight-complex="normal"/>
    </style:style>
    <style:style style:name="P6" style:family="paragraph" style:parent-style-name="Text_20_body">
      <style:text-properties style:font-name="Fira Mono for Powerline" fo:font-weight="normal" officeooo:rsid="00123ecb" officeooo:paragraph-rsid="00123ecb" style:font-weight-asian="normal" style:font-weight-complex="normal"/>
    </style:style>
    <style:style style:name="P7" style:family="paragraph" style:parent-style-name="Text_20_body">
      <style:text-properties style:font-name="Fira Mono for Powerline" style:text-underline-style="none" fo:font-weight="normal" officeooo:rsid="0010998e" officeooo:paragraph-rsid="0010998e" style:font-weight-asian="normal" style:font-weight-complex="normal"/>
    </style:style>
    <style:style style:name="P8" style:family="paragraph" style:parent-style-name="Text_20_body">
      <style:text-properties style:font-name="Fira Mono for Powerline" style:text-underline-style="none" fo:font-weight="normal" officeooo:rsid="000d6ba8" officeooo:paragraph-rsid="000d6ba8" style:font-weight-asian="normal" style:font-weight-complex="normal"/>
    </style:style>
    <style:style style:name="P9" style:family="paragraph" style:parent-style-name="Text_20_body">
      <style:text-properties style:font-name="Fira Mono for Powerline" style:text-underline-style="none" fo:font-weight="normal" officeooo:rsid="00123ecb" officeooo:paragraph-rsid="00123ecb" style:font-weight-asian="normal" style:font-weight-complex="normal"/>
    </style:style>
    <style:style style:name="P10" style:family="paragraph" style:parent-style-name="Text_20_body">
      <style:text-properties style:font-name="Fira Mono for Powerline" style:text-underline-style="none" fo:font-weight="bold" officeooo:paragraph-rsid="000d6ba8" style:font-weight-asian="bold" style:font-weight-complex="bold"/>
    </style:style>
    <style:style style:name="T1" style:family="text">
      <style:text-properties fo:font-variant="normal" fo:text-transform="none" fo:color="#000000" fo:font-size="12pt" fo:letter-spacing="normal" fo:font-style="normal"/>
    </style:style>
    <style:style style:name="T2" style:family="text">
      <style:text-properties fo:font-variant="normal" fo:text-transform="none" fo:color="#000000" fo:font-size="12pt" fo:letter-spacing="normal" fo:font-style="normal" fo:font-weight="normal"/>
    </style:style>
    <style:style style:name="T3" style:family="text">
      <style:text-properties fo:font-variant="normal" fo:text-transform="none" fo:color="#000000" fo:font-size="12pt" fo:letter-spacing="normal" fo:font-style="normal" fo:font-weight="normal" officeooo:rsid="000d6ba8"/>
    </style:style>
    <style:style style:name="T4" style:family="text">
      <style:text-properties fo:font-variant="normal" fo:text-transform="none" fo:color="#000000" fo:font-size="12pt" fo:letter-spacing="normal" fo:font-style="normal" fo:font-weight="normal" style:font-weight-asian="normal" style:font-weight-complex="normal"/>
    </style:style>
    <style:style style:name="T5" style:family="text">
      <style:text-properties fo:font-variant="normal" fo:text-transform="none" fo:color="#000000" fo:font-size="12pt" fo:letter-spacing="normal" fo:font-style="normal" fo:font-weight="normal" officeooo:rsid="000d6ba8" style:font-weight-asian="normal" style:font-weight-complex="normal"/>
    </style:style>
    <style:style style:name="T6" style:family="text">
      <style:text-properties fo:font-variant="normal" fo:text-transform="none" fo:color="#000000" fo:font-size="12pt" fo:letter-spacing="normal" fo:font-style="normal" officeooo:rsid="000d6ba8"/>
    </style:style>
    <style:style style:name="T7" style:family="text">
      <style:text-properties fo:font-variant="normal" fo:text-transform="none" fo:color="#000000" fo:font-size="12pt" fo:letter-spacing="normal" fo:font-style="normal" officeooo:rsid="00123ecb"/>
    </style:style>
    <style:style style:name="T8" style:family="text">
      <style:text-properties fo:font-variant="normal" fo:text-transform="none" fo:color="#000000" fo:font-size="12pt" fo:letter-spacing="normal" fo:font-style="normal" style:text-underline-style="none"/>
    </style:style>
    <style:style style:name="T9" style:family="text">
      <style:text-properties fo:font-variant="normal" fo:text-transform="none" fo:color="#000000" fo:font-size="12pt" fo:letter-spacing="normal" fo:font-style="normal" style:text-underline-style="none" fo:font-weight="normal" style:font-weight-asian="normal" style:font-weight-complex="normal"/>
    </style:style>
    <style:style style:name="T10" style:family="text">
      <style:text-properties fo:font-variant="normal" fo:text-transform="none" fo:color="#000000" fo:font-size="12pt" fo:letter-spacing="normal" fo:font-style="normal" style:text-underline-style="none" fo:font-weight="normal" officeooo:rsid="00123ecb" style:font-weight-asian="normal" style:font-weight-complex="normal"/>
    </style:style>
    <style:style style:name="T11" style:family="text">
      <style:text-properties fo:font-variant="normal" fo:text-transform="none" fo:color="#000000" fo:font-size="12pt" fo:letter-spacing="normal" fo:font-style="normal" style:text-underline-style="none" officeooo:rsid="00123ecb"/>
    </style:style>
    <style:style style:name="T12" style:family="text">
      <style:text-properties fo:font-variant="normal" fo:text-transform="none" fo:color="#000000" fo:font-size="12pt" fo:letter-spacing="normal" fo:font-style="normal" fo:font-weight="bold" style:font-weight-asian="bold" style:font-weight-complex="bold"/>
    </style:style>
    <style:style style:name="T13" style:family="text">
      <style:text-properties fo:font-variant="normal" fo:text-transform="none" fo:color="#000000" fo:font-size="12pt" fo:letter-spacing="normal" fo:font-style="normal" fo:font-weight="bold" officeooo:rsid="000d6ba8" style:font-weight-asian="bold" style:font-weight-complex="bold"/>
    </style:style>
    <style:style style:name="T14"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style>
    <style:style style:name="T15"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weight-asian="normal" style:font-weight-complex="normal"/>
    </style:style>
    <style:style style:name="T16" style:family="text">
      <style:text-properties fo:font-variant="normal" fo:text-transform="none" fo:color="#000000" style:text-line-through-style="none" style:text-line-through-type="none" fo:font-size="12pt" fo:letter-spacing="normal" fo:font-style="normal" style:text-underline-style="none" style:text-blinking="false"/>
    </style:style>
    <style:style style:name="T17" style:family="text">
      <style:text-properties fo:font-variant="normal" fo:text-transform="none" fo:color="#000000" style:text-line-through-style="none" style:text-line-through-type="none" fo:font-size="12pt" fo:letter-spacing="normal" fo:font-style="normal" style:text-underline-style="none" fo:font-weight="bold" style:text-blinking="false" style:font-weight-asian="bold" style:font-weight-complex="bold"/>
    </style:style>
    <style:style style:name="T18" style:family="text">
      <style:text-properties fo:font-variant="normal" fo:text-transform="none" fo:color="#000000" style:text-line-through-style="none" style:text-line-through-type="none" fo:font-size="11.25pt" fo:letter-spacing="normal" fo:font-style="normal" style:text-underline-style="none" fo:font-weight="normal" style:text-blinking="false"/>
    </style:style>
    <style:style style:name="T19" style:family="text">
      <style:text-properties fo:font-variant="normal" fo:text-transform="none" fo:color="#000000" style:text-line-through-style="none" style:text-line-through-type="none" fo:font-size="11.25pt" fo:letter-spacing="normal" fo:font-style="normal" style:text-underline-style="none" fo:font-weight="normal" style:text-blinking="false" style:font-weight-asian="normal" style:font-weight-complex="normal"/>
    </style:style>
    <style:style style:name="T20" style:family="text">
      <style:text-properties fo:font-variant="normal" fo:text-transform="none" fo:color="#000000" style:text-line-through-style="none" style:text-line-through-type="none" fo:font-size="11.25pt" fo:letter-spacing="normal" fo:font-style="normal" style:text-underline-style="none" style:text-blinking="false"/>
    </style:style>
    <style:style style:name="T21" style:family="text">
      <style:text-properties fo:font-variant="normal" fo:text-transform="none" fo:color="#000000" style:text-line-through-style="none" style:text-line-through-type="none" fo:font-size="11.25pt" fo:letter-spacing="normal" fo:font-style="normal" style:text-underline-style="none" fo:font-weight="bold" style:text-blinking="false" style:font-weight-asian="bold" style:font-weight-complex="bold"/>
    </style:style>
    <style:style style:name="T22" style:family="text">
      <style:text-properties fo:font-variant="normal" fo:text-transform="none" fo:color="#000000" style:text-line-through-style="none" style:text-line-through-type="none" style:font-name="Fira Mono for Powerline" fo:font-size="12pt" fo:letter-spacing="normal" fo:font-style="normal" style:text-underline-style="none" fo:font-weight="normal" style:text-blinking="false" style:font-weight-asian="normal" style:font-weight-complex="normal"/>
    </style:style>
    <style:style style:name="T23" style:family="text">
      <style:text-properties fo:font-variant="normal" fo:text-transform="none" fo:color="#000000" style:text-line-through-style="none" style:text-line-through-type="none" style:font-name="Fira Mono for Powerline" fo:font-size="11.25pt" fo:letter-spacing="normal" fo:font-style="normal" style:text-underline-style="none" fo:font-weight="normal" style:text-blinking="false" style:font-weight-asian="normal" style:font-weight-complex="normal"/>
    </style:style>
    <style:style style:name="T24" style:family="text">
      <style:text-properties fo:font-variant="normal" fo:text-transform="none" fo:color="#000000" style:font-name="Fira Mono for Powerline" fo:font-size="12pt" fo:letter-spacing="normal" fo:font-style="normal" fo:font-weight="normal" style:font-weight-asian="normal" style:font-weight-complex="normal"/>
    </style:style>
    <style:style style:name="T25" style:family="text">
      <style:text-properties fo:font-variant="normal" fo:text-transform="none" fo:color="#000000" style:font-name="Fira Mono for Powerline" fo:font-size="12pt" fo:letter-spacing="normal" fo:font-style="normal" fo:font-weight="normal" officeooo:rsid="00141135" style:font-weight-asian="normal" style:font-weight-complex="normal"/>
    </style:style>
    <style:style style:name="T26" style:family="text">
      <style:text-properties fo:font-variant="normal" fo:text-transform="none" fo:color="#000000" style:font-name="Fira Mono for Powerline" fo:font-size="12pt" fo:letter-spacing="normal" fo:font-style="normal" fo:font-weight="bold" style:font-weight-asian="bold" style:font-weight-complex="bold"/>
    </style:style>
    <style:style style:name="T27" style:family="text">
      <style:text-properties fo:font-variant="normal" fo:text-transform="none" style:text-line-through-style="none" style:text-line-through-type="none" fo:font-size="12pt" fo:font-style="normal" style:text-underline-style="none" fo:font-weight="bold" style:text-blinking="false" fo:background-color="#ffffff" loext:char-shading-value="0" style:font-weight-asian="bold" style:font-weight-complex="bold"/>
    </style:style>
    <style:style style:name="T28" style:family="text">
      <style:text-properties fo:font-variant="normal" fo:text-transform="none" style:text-line-through-style="none" style:text-line-through-type="none" fo:font-size="12pt" fo:font-style="normal" style:text-underline-style="none" style:text-blinking="false" fo:background-color="#ff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7">HTML</text:span><text:span text:style-name="T28"> is used to create the structure of web pages that are displayed on the World Wide Web (www). It contains Tags and Attributes that are used to design the web pages. Also, we can link multiple pages using Hyperlinks. </text:span></text:p>
      <text:p text:style-name="P1"><text:span text:style-name="T24">The HTML semantics refers to the tags that provide meaning to an HTML page rather than just presentation. It makes </text:span><text:a xlink:type="simple" xlink:href="https://www.simplilearn.com/tutorials/html-tutorial/what-is-html" office:target-frame-name="_blank" xlink:show="new" text:style-name="Internet_20_link" text:visited-style-name="Visited_20_Internet_20_Link"><text:span text:style-name="T22">HTML</text:span></text:a><text:span text:style-name="T23"> </text:span><text:span text:style-name="T24">more comprehensible by better defining the different sections and layout of web pages</text:span></text:p>
      <text:p text:style-name="P4"><text:span text:style-name="T6">Using semantic HTML tags help the search engine and other user devices to determine the importance and context of web pages and pages with semantic elements are more eaiser to read and they have greater accessibility.</text:span></text:p>
      <text:p text:style-name="P2"><text:span text:style-name="T26">Examples of websites:</text:span><text:span text:style-name="T24"> </text:span><text:a xlink:type="simple" xlink:href="http://www.google.com/" text:style-name="Internet_20_link" text:visited-style-name="Visited_20_Internet_20_Link">www.google.com</text:a><text:span text:style-name="T24">, </text:span><text:a xlink:type="simple" xlink:href="http://www.shopify.com/" text:style-name="Internet_20_link" text:visited-style-name="Visited_20_Internet_20_Link">www.shopify.com</text:a><text:span text:style-name="T24">, </text:span><text:span text:style-name="T25">www.</text:span><text:span text:style-name="T24">waiting.zuriboard.com etc...</text:span></text:p>
      <text:p text:style-name="P10"><text:span text:style-name="T6">Types of tags</text:span></text:p>
      <text:p text:style-name="P7"><text:span text:style-name="T13">C</text:span><text:span text:style-name="T12">ontainer tags</text:span><text:span text:style-name="T1"> – starts with an opening tag &lt;&gt; ends with a closing tag &lt;/&gt; e.g. &lt;a&gt;&lt;/a&gt;</text:span></text:p>
      <text:p text:style-name="P8"><text:span text:style-name="T1">&lt;article&gt; - specifies independent, self-contained content.</text:span></text:p>
      <text:p text:style-name="P8"><text:span text:style-name="T1">&lt;html&gt; - marks the beginning and end of a webpage</text:span></text:p>
      <text:p text:style-name="P8"><text:span text:style-name="T1">&lt;head&gt; - defines the head part of the document which contains information related to the webpage</text:span></text:p>
      <text:p text:style-name="P8"><text:span text:style-name="T1">&lt;title&gt; - stores the description of the webpage</text:span></text:p>
      <text:p text:style-name="P8"><text:span text:style-name="T1">&lt;body&gt; - used to display all the information or data on the webpage to the user</text:span></text:p>
      <text:p text:style-name="P8"><text:span text:style-name="T1">&lt;h1&gt;...&lt;h6&gt; - used for including headings of different sizes ranging from 1 to 6.</text:span></text:p>
      <text:p text:style-name="P7"><text:span text:style-name="T1">&lt;p&gt; - used to create paragraphs</text:span></text:p>
      <text:p text:style-name="P7"><text:span text:style-name="T1">&lt;b&gt; - makes the content bold</text:span></text:p>
      <text:p text:style-name="P7"><text:span text:style-name="T1">&lt;i&gt; - makes the content italic</text:span></text:p>
      <text:p text:style-name="P7"><text:span text:style-name="T1">&lt;u&gt; - makes the content underlined</text:span></text:p>
      <text:p text:style-name="P7"><text:span text:style-name="T1">&lt;a href=”#”&gt; - allows linking to another page</text:span></text:p>
      <text:p text:style-name="P7"><text:span text:style-name="T1">&lt;button&gt; - mainly used to manipulate dom by adding events</text:span></text:p>
      <text:p text:style-name="P7"><text:span text:style-name="T1">&lt;div&gt; - defines a section of the document</text:span></text:p>
      <text:p text:style-name="P7"><text:span text:style-name="T1">&lt;nav&gt; - used for navigation bars</text:span></text:p>
      <text:p text:style-name="P7"><text:span text:style-name="T1">&lt;ol&gt; - used to create ordered lists</text:span></text:p>
      <text:p text:style-name="P7"><text:soft-page-break/><text:span text:style-name="T1">&lt;ul&gt; - used to create unordered lists</text:span></text:p>
      <text:p text:style-name="P9"><text:span text:style-name="T1">&lt;pre&gt; - defines preformatted text</text:span></text:p>
      <text:p text:style-name="P7"><text:span text:style-name="T1">&lt;li&gt; - used to add list items, used inside of ordered and unordered</text:span></text:p>
      <text:p text:style-name="P7"><text:span text:style-name="T1">&lt;section&gt; - represents the section of the document</text:span></text:p>
      <text:p text:style-name="P7"><text:span text:style-name="T1">&lt;details&gt; - specifies the tag for additional details</text:span></text:p>
      <text:p text:style-name="P9"><text:span text:style-name="T1">&lt;em&gt; - represents stress emphasis on the text</text:span></text:p>
      <text:p text:style-name="P9"><text:span text:style-name="T1">&lt;sup&gt; - defines superscripted text</text:span></text:p>
      <text:p text:style-name="P9"><text:span text:style-name="T1">&lt;sub&gt; - defines subscripted text</text:span></text:p>
      <text:p text:style-name="P7"><text:span text:style-name="T1">&lt;main&gt; - specifies the main page content and it should be unique</text:span></text:p>
      <text:p text:style-name="P7"><text:span text:style-name="T12">Empty tags</text:span><text:span text:style-name="T1"> – doesnt have closing tag</text:span></text:p>
      <text:p text:style-name="P7"><text:span text:style-name="T1">&lt;br&gt; - inserts a line break in a webpage wherever needed</text:span></text:p>
      <text:p text:style-name="P7"><text:span text:style-name="T1">&lt;hr&gt; - inserts a horizontal line wherever needed in the webpage</text:span></text:p>
      <text:p text:style-name="P7"><text:span text:style-name="T1">&lt;img&gt; - used to display images on the webpage</text:span></text:p>
      <text:p text:style-name="P7"><text:span text:style-name="T1">&lt;input&gt; - </text:span><text:span text:style-name="T7">form control</text:span></text:p>
      <text:p text:style-name="P7"><text:span text:style-name="T1">&lt;link&gt; - <text:s/></text:span><text:span text:style-name="T7">a media independent link</text:span></text:p>
      <text:p text:style-name="P7"><text:span text:style-name="T1">&lt;meta&gt; - contains all metadata fo the webpage</text:span></text:p>
      <text:p text:style-name="P7"><text:span text:style-name="T1">&lt;</text:span><text:span text:style-name="T7">isindex&gt; - single line prompt</text:span></text:p>
      <text:p text:style-name="P9"><text:span text:style-name="T1">&lt;param&gt; - <text:s/>named property value</text:span></text:p>
      <text:p text:style-name="P9"><text:span text:style-name="T1">&lt;col&gt; - table column</text:span></text:p>
      <text:p text:style-name="P9"><text:span text:style-name="T1">&lt;basefront&gt; - Base font size</text:span></text:p>
      <text:p text:style-name="P9"><text:span text:style-name="T1">&lt;area&gt; - client-side image map area</text:span></text:p>
      <text:p text:style-name="P5"><text:span text:style-name="T11">&lt;base&gt; - document base url</text:span></text:p>
      <text:p text:style-name="P6"><text:span text:style-name="T8">&lt;frame&gt; - subwindow</text:span></text:p>
      <text:p text:style-name="P6"><text:span text:style-name="T8">&lt;embed&gt; - embedding multimedia content</text:span></text:p>
      <text:p text:style-name="P6"><text:span text:style-name="T8">&lt;track&gt; - specifies text tracks for media components audio and video</text:span></text:p>
      <text:p text:style-name="P6"><text:span text:style-name="T8">&lt;wbr&gt; - word break opportuntity</text:span></text:p>
      <text:p text:style-name="P6"><text:span text:style-name="T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Roboto" svg:font-family="Roboto, sans-serif"/>
    <style:font-face style:name="Verdana" svg:font-family="Verdana, sans-serif"/>
    <style:font-face style:name="Meslo LG M for Powerline" svg:font-family="'Meslo LG M for Powerline'" style:font-pitch="fixed"/>
    <style:font-face style:name="Fira Mono for Powerline" svg:font-family="'Fira Mono for Powerline'" style:font-pitch="variable"/>
    <style:font-face style:name="Poppins" svg:font-family="Poppi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3:19:38.452404987</meta:creation-date>
    <dc:date>2022-05-20T14:01:47.195955208</dc:date>
    <meta:editing-duration>PT19M36S</meta:editing-duration>
    <meta:editing-cycles>4</meta:editing-cycles>
    <meta:generator>LibreOffice/6.4.7.2$Linux_X86_64 LibreOffice_project/40$Build-2</meta:generator>
    <meta:document-statistic meta:table-count="0" meta:image-count="0" meta:object-count="0" meta:page-count="2" meta:paragraph-count="47" meta:word-count="449" meta:character-count="2613" meta:non-whitespace-character-count="2206"/>
  </office:meta>
</office:document-meta>
</file>